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5656" calcext:value-type="float">
            <text:p>84.1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59496" calcext:value-type="float">
            <text:p>84.3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7888" calcext:value-type="float">
            <text:p>84.4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88096" calcext:value-type="float">
            <text:p>84.5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1248" calcext:value-type="float">
            <text:p>84.6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4776" calcext:value-type="float">
            <text:p>84.6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106" calcext:value-type="float">
            <text:p>84.8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3252" calcext:value-type="float">
            <text:p>84.9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66632" calcext:value-type="float">
            <text:p>85.0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43416" calcext:value-type="float">
            <text:p>85.2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39656" calcext:value-type="float">
            <text:p>85.6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3328" calcext:value-type="float">
            <text:p>86.0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024" calcext:value-type="float">
            <text:p>85.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41992" calcext:value-type="float">
            <text:p>86.0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6752" calcext:value-type="float">
            <text:p>86.0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94848" calcext:value-type="float">
            <text:p>86.7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92768" calcext:value-type="float">
            <text:p>85.3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8784" calcext:value-type="float">
            <text:p>85.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4692" calcext:value-type="float">
            <text:p>85.8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61576" calcext:value-type="float">
            <text:p>85.7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42576" calcext:value-type="float">
            <text:p>86.1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9704" calcext:value-type="float">
            <text:p>88.3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18448" calcext:value-type="float">
            <text:p>85.1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4588" calcext:value-type="float">
            <text:p>85.1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12936" calcext:value-type="float">
            <text:p>85.2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37904" calcext:value-type="float">
            <text:p>85.3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1056" calcext:value-type="float">
            <text:p>85.4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05544" calcext:value-type="float">
            <text:p>85.5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93936" calcext:value-type="float">
            <text:p>85.5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012" calcext:value-type="float">
            <text:p>85.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95688" calcext:value-type="float">
            <text:p>85.8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298" calcext:value-type="float">
            <text:p>86.0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94392" calcext:value-type="float">
            <text:p>86.1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55936" calcext:value-type="float">
            <text:p>86.3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18064" calcext:value-type="float">
            <text:p>86.6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4368" calcext:value-type="float">
            <text:p>86.7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3928" calcext:value-type="float">
            <text:p>87.0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3656" calcext:value-type="float">
            <text:p>87.1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4648" calcext:value-type="float">
            <text:p>89.0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2448" calcext:value-type="float">
            <text:p>90.4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9688" calcext:value-type="float">
            <text:p>91.2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3176" calcext:value-type="float">
            <text:p>90.9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8376" calcext:value-type="float">
            <text:p>90.6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5832" calcext:value-type="float">
            <text:p>90.0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04848" calcext:value-type="float">
            <text:p>90.6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3096" calcext:value-type="float">
            <text:p>90.3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4208" calcext:value-type="float">
            <text:p>89.2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8448" calcext:value-type="float">
            <text:p>89.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356" calcext:value-type="float">
            <text:p>89.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9552" calcext:value-type="float">
            <text:p>89.3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556" calcext:value-type="float">
            <text:p>90.2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844" calcext:value-type="float">
            <text:p>90.3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1384" calcext:value-type="float">
            <text:p>90.3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648" calcext:value-type="float">
            <text:p>89.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0944" calcext:value-type="float">
            <text:p>90.6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2472" calcext:value-type="float">
            <text:p>89.8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61464" calcext:value-type="float">
            <text:p>90.9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0608" calcext:value-type="float">
            <text:p>90.9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31696" calcext:value-type="float">
            <text:p>90.5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0816" calcext:value-type="float">
            <text:p>91.1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36368" calcext:value-type="float">
            <text:p>91.3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5112" calcext:value-type="float">
            <text:p>91.9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4408" calcext:value-type="float">
            <text:p>90.8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99792" calcext:value-type="float">
            <text:p>91.2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58416" calcext:value-type="float">
            <text:p>90.9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7352" calcext:value-type="float">
            <text:p>90.8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8608" calcext:value-type="float">
            <text:p>90.2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412" calcext:value-type="float">
            <text:p>90.1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51864" calcext:value-type="float">
            <text:p>90.3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3536" calcext:value-type="float">
            <text:p>90.0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3576" calcext:value-type="float">
            <text:p>90.3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3032" calcext:value-type="float">
            <text:p>90.55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7832" calcext:value-type="float">
            <text:p>90.8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94" calcext:value-type="float">
            <text:p>90.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3264" calcext:value-type="float">
            <text:p>90.1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5648" calcext:value-type="float">
            <text:p>89.3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8424" calcext:value-type="float">
            <text:p>89.4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88" calcext:value-type="float">
            <text:p>89.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2456" calcext:value-type="float">
            <text:p>88.9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4544" calcext:value-type="float">
            <text:p>88.9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2832" calcext:value-type="float">
            <text:p>88.9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968" calcext:value-type="float">
            <text:p>88.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8072" calcext:value-type="float">
            <text:p>88.9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636" calcext:value-type="float">
            <text:p>88.9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9408" calcext:value-type="float">
            <text:p>88.9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5232" calcext:value-type="float">
            <text:p>89.1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78" calcext:value-type="float">
            <text:p>89.0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2328" calcext:value-type="float">
            <text:p>89.4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3456" calcext:value-type="float">
            <text:p>89.3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48488" calcext:value-type="float">
            <text:p>89.2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1684" calcext:value-type="float">
            <text:p>89.0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7424" calcext:value-type="float">
            <text:p>89.1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92" calcext:value-type="float">
            <text:p>88.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1768" calcext:value-type="float">
            <text:p>88.8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4336" calcext:value-type="float">
            <text:p>88.7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97384" calcext:value-type="float">
            <text:p>88.7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2728" calcext:value-type="float">
            <text:p>88.8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52248" calcext:value-type="float">
            <text:p>88.8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2352" calcext:value-type="float">
            <text:p>88.9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112" calcext:value-type="float">
            <text:p>88.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0472" calcext:value-type="float">
            <text:p>89.1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164" calcext:value-type="float">
            <text:p>89.3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9344" calcext:value-type="float">
            <text:p>89.2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7736" calcext:value-type="float">
            <text:p>89.3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46152" calcext:value-type="float">
            <text:p>88.8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568" calcext:value-type="float">
            <text:p>89.1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9512" calcext:value-type="float">
            <text:p>89.0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9032" calcext:value-type="float">
            <text:p>89.0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50368" calcext:value-type="float">
            <text:p>89.0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9056" calcext:value-type="float">
            <text:p>88.4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4104" calcext:value-type="float">
            <text:p>89.2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0136" calcext:value-type="float">
            <text:p>89.4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016" calcext:value-type="float">
            <text:p>88.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3768" calcext:value-type="float">
            <text:p>89.5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3328" calcext:value-type="float">
            <text:p>89.8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7508" calcext:value-type="float">
            <text:p>90.1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5872" calcext:value-type="float">
            <text:p>90.4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3472" calcext:value-type="float">
            <text:p>90.2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17168" calcext:value-type="float">
            <text:p>90.1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696" calcext:value-type="float">
            <text:p>89.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6544" calcext:value-type="float">
            <text:p>89.6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0072" calcext:value-type="float">
            <text:p>89.7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0384" calcext:value-type="float">
            <text:p>89.9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1448" calcext:value-type="float">
            <text:p>90.0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1784" calcext:value-type="float">
            <text:p>89.7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1408" calcext:value-type="float">
            <text:p>89.7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4184" calcext:value-type="float">
            <text:p>89.8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4936" calcext:value-type="float">
            <text:p>89.7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74" calcext:value-type="float">
            <text:p>89.6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70408" calcext:value-type="float">
            <text:p>89.3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2808" calcext:value-type="float">
            <text:p>89.5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3184" calcext:value-type="float">
            <text:p>89.4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1368" calcext:value-type="float">
            <text:p>89.4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3664" calcext:value-type="float">
            <text:p>89.5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8048" calcext:value-type="float">
            <text:p>89.5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0448" calcext:value-type="float">
            <text:p>89.6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408" calcext:value-type="float">
            <text:p>89.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8736" calcext:value-type="float">
            <text:p>89.7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1304" calcext:value-type="float">
            <text:p>89.6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37464" calcext:value-type="float">
            <text:p>89.4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0784" calcext:value-type="float">
            <text:p>89.3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0888" calcext:value-type="float">
            <text:p>89.4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1744" calcext:value-type="float">
            <text:p>89.3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6232" calcext:value-type="float">
            <text:p>89.4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4144" calcext:value-type="float">
            <text:p>89.5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548" calcext:value-type="float">
            <text:p>89.5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2056" calcext:value-type="float">
            <text:p>89.6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2848" calcext:value-type="float">
            <text:p>89.8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744" calcext:value-type="float">
            <text:p>90.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7128" calcext:value-type="float">
            <text:p>89.7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7064" calcext:value-type="float">
            <text:p>90.0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2304" calcext:value-type="float">
            <text:p>90.0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74496" calcext:value-type="float">
            <text:p>90.0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8088" calcext:value-type="float">
            <text:p>89.8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9528" calcext:value-type="float">
            <text:p>89.9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3808" calcext:value-type="float">
            <text:p>89.9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2096" calcext:value-type="float">
            <text:p>89.9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5728" calcext:value-type="float">
            <text:p>90.0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5504" calcext:value-type="float">
            <text:p>89.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5896" calcext:value-type="float">
            <text:p>89.8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08152" calcext:value-type="float">
            <text:p>89.6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4456" calcext:value-type="float">
            <text:p>89.75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5416" calcext:value-type="float">
            <text:p>89.8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9112" calcext:value-type="float">
            <text:p>89.6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5856" calcext:value-type="float">
            <text:p>89.5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644" calcext:value-type="float">
            <text:p>89.6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7776" calcext:value-type="float">
            <text:p>89.6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552" calcext:value-type="float">
            <text:p>89.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3496" calcext:value-type="float">
            <text:p>89.6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2536" calcext:value-type="float">
            <text:p>89.6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616" calcext:value-type="float">
            <text:p>91.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0984" calcext:value-type="float">
            <text:p>90.9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49272" calcext:value-type="float">
            <text:p>90.9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568" calcext:value-type="float">
            <text:p>91.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9608" calcext:value-type="float">
            <text:p>90.5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872" calcext:value-type="float">
            <text:p>90.7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088" calcext:value-type="float">
            <text:p>90.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25472" calcext:value-type="float">
            <text:p>91.0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70024" calcext:value-type="float">
            <text:p>90.8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9648" calcext:value-type="float">
            <text:p>90.9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9336" calcext:value-type="float">
            <text:p>90.6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04" calcext:value-type="float">
            <text:p>90.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8752" calcext:value-type="float">
            <text:p>90.5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6288" calcext:value-type="float">
            <text:p>90.6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1048" calcext:value-type="float">
            <text:p>90.6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1528" calcext:value-type="float">
            <text:p>90.7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7248" calcext:value-type="float">
            <text:p>90.7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6832" calcext:value-type="float">
            <text:p>90.4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3448" calcext:value-type="float">
            <text:p>90.8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1516" calcext:value-type="float">
            <text:p>90.8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74952" calcext:value-type="float">
            <text:p>90.6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9752" calcext:value-type="float">
            <text:p>90.9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8896" calcext:value-type="float">
            <text:p>90.9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8624" calcext:value-type="float">
            <text:p>91.0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55952" calcext:value-type="float">
            <text:p>91.0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4304" calcext:value-type="float">
            <text:p>90.8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63928" calcext:value-type="float">
            <text:p>90.8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9712" calcext:value-type="float">
            <text:p>90.6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542" calcext:value-type="float">
            <text:p>90.7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372" calcext:value-type="float">
            <text:p>90.7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95704" calcext:value-type="float">
            <text:p>90.5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0152" calcext:value-type="float">
            <text:p>90.3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58544" calcext:value-type="float">
            <text:p>90.4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6248" calcext:value-type="float">
            <text:p>90.3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7688" calcext:value-type="float">
            <text:p>90.4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2072" calcext:value-type="float">
            <text:p>90.4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17624" calcext:value-type="float">
            <text:p>90.7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9544" calcext:value-type="float">
            <text:p>90.8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0776" calcext:value-type="float">
            <text:p>90.7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03552" calcext:value-type="float">
            <text:p>90.9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97456" calcext:value-type="float">
            <text:p>90.8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3824" calcext:value-type="float">
            <text:p>90.7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7768" calcext:value-type="float">
            <text:p>91.1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3592" calcext:value-type="float">
            <text:p>91.2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5512" calcext:value-type="float">
            <text:p>91.3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6264" calcext:value-type="float">
            <text:p>91.2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8312" calcext:value-type="float">
            <text:p>90.8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37664" calcext:value-type="float">
            <text:p>91.0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35912" calcext:value-type="float">
            <text:p>90.7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0256" calcext:value-type="float">
            <text:p>90.4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87856" calcext:value-type="float">
            <text:p>90.28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8168" calcext:value-type="float">
            <text:p>90.4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65352" calcext:value-type="float">
            <text:p>90.0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7" calcext:value-type="float">
            <text:p>90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60424" calcext:value-type="float">
            <text:p>90.2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168" calcext:value-type="float">
            <text:p>89.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5208" calcext:value-type="float">
            <text:p>89.6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7568" calcext:value-type="float">
            <text:p>89.5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66064" calcext:value-type="float">
            <text:p>89.6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2744" calcext:value-type="float">
            <text:p>89.7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456" calcext:value-type="float">
            <text:p>89.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8464" calcext:value-type="float">
            <text:p>89.8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5792" calcext:value-type="float">
            <text:p>89.7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712" calcext:value-type="float">
            <text:p>89.8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6104" calcext:value-type="float">
            <text:p>89.9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5144" calcext:value-type="float">
            <text:p>89.9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216" calcext:value-type="float">
            <text:p>89.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0616" calcext:value-type="float">
            <text:p>89.5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6736" calcext:value-type="float">
            <text:p>89.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9864" calcext:value-type="float">
            <text:p>89.5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78256" calcext:value-type="float">
            <text:p>89.6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5544" calcext:value-type="float">
            <text:p>89.3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62432" calcext:value-type="float">
            <text:p>89.5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9116" calcext:value-type="float">
            <text:p>89.2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0952" calcext:value-type="float">
            <text:p>89.1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35128" calcext:value-type="float">
            <text:p>89.0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24816" calcext:value-type="float">
            <text:p>88.8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3648" calcext:value-type="float">
            <text:p>88.6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444" calcext:value-type="float">
            <text:p>88.8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32208" calcext:value-type="float">
            <text:p>88.5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7488" calcext:value-type="float">
            <text:p>88.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9536" calcext:value-type="float">
            <text:p>88.4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3064" calcext:value-type="float">
            <text:p>88.5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728" calcext:value-type="float">
            <text:p>88.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8992" calcext:value-type="float">
            <text:p>88.7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252" calcext:value-type="float">
            <text:p>88.7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31624" calcext:value-type="float">
            <text:p>88.4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77344" calcext:value-type="float">
            <text:p>88.4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9848" calcext:value-type="float">
            <text:p>88.6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5152" calcext:value-type="float">
            <text:p>88.4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3688" calcext:value-type="float">
            <text:p>88.9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5776" calcext:value-type="float">
            <text:p>88.8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8032" calcext:value-type="float">
            <text:p>88.6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5672" calcext:value-type="float">
            <text:p>88.8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87656" calcext:value-type="float">
            <text:p>88.6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0328" calcext:value-type="float">
            <text:p>88.7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9576" calcext:value-type="float">
            <text:p>88.8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204" calcext:value-type="float">
            <text:p>88.7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9472" calcext:value-type="float">
            <text:p>88.7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06" calcext:value-type="float">
            <text:p>88.6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3" calcext:value-type="float">
            <text:p>88.7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7592" calcext:value-type="float">
            <text:p>88.9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536" calcext:value-type="float">
            <text:p>88.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9952" calcext:value-type="float">
            <text:p>88.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1872" calcext:value-type="float">
            <text:p>88.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6048" calcext:value-type="float">
            <text:p>88.7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3396" calcext:value-type="float">
            <text:p>88.8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6528" calcext:value-type="float">
            <text:p>88.8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36296" calcext:value-type="float">
            <text:p>89.2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592" calcext:value-type="float">
            <text:p>89.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9928" calcext:value-type="float">
            <text:p>89.3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8928" calcext:value-type="float">
            <text:p>89.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2704" calcext:value-type="float">
            <text:p>89.4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6336" calcext:value-type="float">
            <text:p>89.5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312" calcext:value-type="float">
            <text:p>89.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34288" calcext:value-type="float">
            <text:p>89.9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9152" calcext:value-type="float">
            <text:p>89.9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5624" calcext:value-type="float">
            <text:p>89.9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3624" calcext:value-type="float">
            <text:p>89.1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5336" calcext:value-type="float">
            <text:p>89.1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0096" calcext:value-type="float">
            <text:p>89.1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2872" calcext:value-type="float">
            <text:p>89.2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55752" calcext:value-type="float">
            <text:p>89.4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4752" calcext:value-type="float">
            <text:p>89.0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304" calcext:value-type="float">
            <text:p>89.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5608" calcext:value-type="float">
            <text:p>89.0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876" calcext:value-type="float">
            <text:p>89.1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2664" calcext:value-type="float">
            <text:p>89.1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27152" calcext:value-type="float">
            <text:p>89.2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0304" calcext:value-type="float">
            <text:p>89.3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3936" calcext:value-type="float">
            <text:p>89.4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58216" calcext:value-type="float">
            <text:p>89.3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8072" calcext:value-type="float">
            <text:p>89.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024" calcext:value-type="float">
            <text:p>89.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3288" calcext:value-type="float">
            <text:p>89.5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2224" calcext:value-type="float">
            <text:p>89.4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0344" calcext:value-type="float">
            <text:p>89.6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77672" calcext:value-type="float">
            <text:p>89.5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5" calcext:value-type="float">
            <text:p>89.5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452" calcext:value-type="float">
            <text:p>89.5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976" calcext:value-type="float">
            <text:p>89.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2912" calcext:value-type="float">
            <text:p>89.5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57504" calcext:value-type="float">
            <text:p>89.7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4832" calcext:value-type="float">
            <text:p>89.7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0928" calcext:value-type="float">
            <text:p>89.7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81888" calcext:value-type="float">
            <text:p>89.7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1136" calcext:value-type="float">
            <text:p>89.8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70864" calcext:value-type="float">
            <text:p>89.9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48944" calcext:value-type="float">
            <text:p>89.8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9904" calcext:value-type="float">
            <text:p>89.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28192" calcext:value-type="float">
            <text:p>89.9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3224" calcext:value-type="float">
            <text:p>89.8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66464" calcext:value-type="float">
            <text:p>92.8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5344" calcext:value-type="float">
            <text:p>87.7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5136" calcext:value-type="float">
            <text:p>87.5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42192" calcext:value-type="float">
            <text:p>87.6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476" calcext:value-type="float">
            <text:p>87.6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22024" calcext:value-type="float">
            <text:p>87.8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64112" calcext:value-type="float">
            <text:p>87.7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12296" calcext:value-type="float">
            <text:p>87.7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7572" calcext:value-type="float">
            <text:p>87.6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4216" calcext:value-type="float">
            <text:p>87.8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764" calcext:value-type="float">
            <text:p>87.7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5552" calcext:value-type="float">
            <text:p>87.8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432" calcext:value-type="float">
            <text:p>87.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62232" calcext:value-type="float">
            <text:p>87.9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22608" calcext:value-type="float">
            <text:p>87.9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384" calcext:value-type="float">
            <text:p>87.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4528" calcext:value-type="float">
            <text:p>88.0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4632" calcext:value-type="float">
            <text:p>88.1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75592" calcext:value-type="float">
            <text:p>88.1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2436" calcext:value-type="float">
            <text:p>88.2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94464" calcext:value-type="float">
            <text:p>88.2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49328" calcext:value-type="float">
            <text:p>88.3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29744" calcext:value-type="float">
            <text:p>88.6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3544" calcext:value-type="float">
            <text:p>88.5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08408" calcext:value-type="float">
            <text:p>88.6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41936" calcext:value-type="float">
            <text:p>88.6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79096" calcext:value-type="float">
            <text:p>88.7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2144" calcext:value-type="float">
            <text:p>88.7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5568" calcext:value-type="float">
            <text:p>88.7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8136" calcext:value-type="float">
            <text:p>88.7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71704" calcext:value-type="float">
            <text:p>89.0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35712" calcext:value-type="float">
            <text:p>89.1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8384" calcext:value-type="float">
            <text:p>89.1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7632" calcext:value-type="float">
            <text:p>89.2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08864" calcext:value-type="float">
            <text:p>89.2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3352" calcext:value-type="float">
            <text:p>89.3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06984" calcext:value-type="float">
            <text:p>89.4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9968" calcext:value-type="float">
            <text:p>89.6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5688" calcext:value-type="float">
            <text:p>89.7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91032" calcext:value-type="float">
            <text:p>89.7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0592" calcext:value-type="float">
            <text:p>90.0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32152" calcext:value-type="float">
            <text:p>91.1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8176" calcext:value-type="float">
            <text:p>92.8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196" calcext:value-type="float">
            <text:p>88.0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5696" calcext:value-type="float">
            <text:p>88.2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33832" calcext:value-type="float">
            <text:p>89.3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576" calcext:value-type="float">
            <text:p>91.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2568" calcext:value-type="float">
            <text:p>91.4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0208" calcext:value-type="float">
            <text:p>91.5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734" calcext:value-type="float">
            <text:p>91.9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9744" calcext:value-type="float">
            <text:p>92.4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6484" calcext:value-type="float">
            <text:p>92.0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9248" calcext:value-type="float">
            <text:p>91.5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72" calcext:value-type="float">
            <text:p>91.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4072" calcext:value-type="float">
            <text:p>91.2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42464" calcext:value-type="float">
            <text:p>91.3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5336" calcext:value-type="float">
            <text:p>91.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156" calcext:value-type="float">
            <text:p>92.4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6276" calcext:value-type="float">
            <text:p>90.6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32" calcext:value-type="float">
            <text:p>90.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9024" calcext:value-type="float">
            <text:p>90.4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32408" calcext:value-type="float">
            <text:p>90.1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92784" calcext:value-type="float">
            <text:p>90.0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68984" calcext:value-type="float">
            <text:p>90.1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9984" calcext:value-type="float">
            <text:p>90.5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8648" calcext:value-type="float">
            <text:p>90.5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76704" calcext:value-type="float">
            <text:p>90.9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4188" calcext:value-type="float">
            <text:p>91.2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3904" calcext:value-type="float">
            <text:p>91.4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7056" calcext:value-type="float">
            <text:p>91.5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5864" calcext:value-type="float">
            <text:p>91.8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9896" calcext:value-type="float">
            <text:p>91.3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9428" calcext:value-type="float">
            <text:p>91.3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84552" calcext:value-type="float">
            <text:p>91.2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82672" calcext:value-type="float">
            <text:p>91.4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9208" calcext:value-type="float">
            <text:p>91.1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2288" calcext:value-type="float">
            <text:p>91.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3632" calcext:value-type="float">
            <text:p>91.5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52776" calcext:value-type="float">
            <text:p>91.5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9832" calcext:value-type="float">
            <text:p>91.6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24048" calcext:value-type="float">
            <text:p>91.8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956" calcext:value-type="float">
            <text:p>91.7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2752" calcext:value-type="float">
            <text:p>92.1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5696" calcext:value-type="float">
            <text:p>92.0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81376" calcext:value-type="float">
            <text:p>91.7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13152" calcext:value-type="float">
            <text:p>91.5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5524" calcext:value-type="float">
            <text:p>91.4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16784" calcext:value-type="float">
            <text:p>91.6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812" calcext:value-type="float">
            <text:p>91.6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0416" calcext:value-type="float">
            <text:p>91.7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64968" calcext:value-type="float">
            <text:p>91.5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23464" calcext:value-type="float">
            <text:p>91.7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94608" calcext:value-type="float">
            <text:p>92.4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292" calcext:value-type="float">
            <text:p>91.9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6216" calcext:value-type="float">
            <text:p>92.4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0392" calcext:value-type="float">
            <text:p>92.2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72688" calcext:value-type="float">
            <text:p>92.3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89352" calcext:value-type="float">
            <text:p>91.5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32608" calcext:value-type="float">
            <text:p>91.7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45384" calcext:value-type="float">
            <text:p>91.8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0856" calcext:value-type="float">
            <text:p>91.4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114" calcext:value-type="float">
            <text:p>91.2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04008" calcext:value-type="float">
            <text:p>91.5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16328" calcext:value-type="float">
            <text:p>91.0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49728" calcext:value-type="float">
            <text:p>91.5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9624" calcext:value-type="float">
            <text:p>91.4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54784" calcext:value-type="float">
            <text:p>90.8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36496" calcext:value-type="float">
            <text:p>90.8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9816" calcext:value-type="float">
            <text:p>90.7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32736" calcext:value-type="float">
            <text:p>91.2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56664" calcext:value-type="float">
            <text:p>90.6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5744" calcext:value-type="float">
            <text:p>90.9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2344" calcext:value-type="float">
            <text:p>90.3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26768" calcext:value-type="float">
            <text:p>90.7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4872" calcext:value-type="float">
            <text:p>90.0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12368" calcext:value-type="float">
            <text:p>89.8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9464" calcext:value-type="float">
            <text:p>90.1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8816" calcext:value-type="float">
            <text:p>90.3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97584" calcext:value-type="float">
            <text:p>90.3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23392" calcext:value-type="float">
            <text:p>89.6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0008" calcext:value-type="float">
            <text:p>89.9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6672" calcext:value-type="float">
            <text:p>89.1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512" calcext:value-type="float">
            <text:p>89.8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1824" calcext:value-type="float">
            <text:p>90.0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272" calcext:value-type="float">
            <text:p>90.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6128" calcext:value-type="float">
            <text:p>89.4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66192" calcext:value-type="float">
            <text:p>89.1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16712" calcext:value-type="float">
            <text:p>89.5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14376" calcext:value-type="float">
            <text:p>89.1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25984" calcext:value-type="float">
            <text:p>89.0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1728" calcext:value-type="float">
            <text:p>88.5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682" calcext:value-type="float">
            <text:p>88.4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0056" calcext:value-type="float">
            <text:p>88.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1392" calcext:value-type="float">
            <text:p>88.8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24944" calcext:value-type="float">
            <text:p>88.3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86032" calcext:value-type="float">
            <text:p>87.8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0816" calcext:value-type="float">
            <text:p>87.3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35512" calcext:value-type="float">
            <text:p>87.5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94008" calcext:value-type="float">
            <text:p>87.6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0208" calcext:value-type="float">
            <text:p>87.7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7912" calcext:value-type="float">
            <text:p>87.6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6744" calcext:value-type="float">
            <text:p>87.4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044" calcext:value-type="float">
            <text:p>87.3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5992" calcext:value-type="float">
            <text:p>87.5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67744" calcext:value-type="float">
            <text:p>87.8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0584" calcext:value-type="float">
            <text:p>87.7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78184" calcext:value-type="float">
            <text:p>87.5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6952" calcext:value-type="float">
            <text:p>87.6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5576" calcext:value-type="float">
            <text:p>87.2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7456" calcext:value-type="float">
            <text:p>87.0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2216" calcext:value-type="float">
            <text:p>87.0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52048" calcext:value-type="float">
            <text:p>87.2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6704" calcext:value-type="float">
            <text:p>87.1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3216" calcext:value-type="float">
            <text:p>87.4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6392" calcext:value-type="float">
            <text:p>86.9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4888" calcext:value-type="float">
            <text:p>87.1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36" calcext:value-type="float">
            <text:p>87.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77728" calcext:value-type="float">
            <text:p>86.9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82656" calcext:value-type="float">
            <text:p>86.7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5088" calcext:value-type="float">
            <text:p>87.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84536" calcext:value-type="float">
            <text:p>86.5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0464" calcext:value-type="float">
            <text:p>86.7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5652" calcext:value-type="float">
            <text:p>86.4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91472" calcext:value-type="float">
            <text:p>85.6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6512" calcext:value-type="float">
            <text:p>84.1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8264" calcext:value-type="float">
            <text:p>84.4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69936" calcext:value-type="float">
            <text:p>84.0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716" calcext:value-type="float">
            <text:p>83.9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32192" calcext:value-type="float">
            <text:p>83.8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0376" calcext:value-type="float">
            <text:p>83.7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6472" calcext:value-type="float">
            <text:p>83.7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7808" calcext:value-type="float">
            <text:p>83.8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08392" calcext:value-type="float">
            <text:p>83.9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4192" calcext:value-type="float">
            <text:p>83.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90688" calcext:value-type="float">
            <text:p>83.9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24216" calcext:value-type="float">
            <text:p>84.0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12608" calcext:value-type="float">
            <text:p>84.1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3544" calcext:value-type="float">
            <text:p>84.7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0384" calcext:value-type="float">
            <text:p>86.1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5928" calcext:value-type="float">
            <text:p>87.8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69752" calcext:value-type="float">
            <text:p>87.1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4232" calcext:value-type="float">
            <text:p>87.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53344" calcext:value-type="float">
            <text:p>86.9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30712" calcext:value-type="float">
            <text:p>87.2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21696" calcext:value-type="float">
            <text:p>86.7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8104" calcext:value-type="float">
            <text:p>86.9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89336" calcext:value-type="float">
            <text:p>86.8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49256" calcext:value-type="float">
            <text:p>86.2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8544" calcext:value-type="float">
            <text:p>86.6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2144" calcext:value-type="float">
            <text:p>87.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74352" calcext:value-type="float">
            <text:p>85.8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8312" calcext:value-type="float">
            <text:p>83.2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31736" calcext:value-type="float">
            <text:p>83.2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4756" calcext:value-type="float">
            <text:p>83.3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9208" calcext:value-type="float">
            <text:p>83.5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42048" calcext:value-type="float">
            <text:p>83.4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59168" calcext:value-type="float">
            <text:p>83.2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62216" calcext:value-type="float">
            <text:p>83.2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98792" calcext:value-type="float">
            <text:p>83.2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59752" calcext:value-type="float">
            <text:p>83.3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99376" calcext:value-type="float">
            <text:p>83.3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0816" calcext:value-type="float">
            <text:p>83.4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7804" calcext:value-type="float">
            <text:p>83.3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02424" calcext:value-type="float">
            <text:p>83.4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73112" calcext:value-type="float">
            <text:p>83.5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9688" calcext:value-type="float">
            <text:p>83.6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4176" calcext:value-type="float">
            <text:p>83.7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236" calcext:value-type="float">
            <text:p>83.6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76744" calcext:value-type="float">
            <text:p>83.6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07224" calcext:value-type="float">
            <text:p>83.7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9248" calcext:value-type="float">
            <text:p>83.8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4592" calcext:value-type="float">
            <text:p>83.9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1544" calcext:value-type="float">
            <text:p>83.9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4864" calcext:value-type="float">
            <text:p>83.8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32776" calcext:value-type="float">
            <text:p>83.9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5448" calcext:value-type="float">
            <text:p>83.9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78496" calcext:value-type="float">
            <text:p>83.9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0288" calcext:value-type="float">
            <text:p>84.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30312" calcext:value-type="float">
            <text:p>84.0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7368" calcext:value-type="float">
            <text:p>84.0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40624" calcext:value-type="float">
            <text:p>84.2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6824" calcext:value-type="float">
            <text:p>84.3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0456" calcext:value-type="float">
            <text:p>84.4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87512" calcext:value-type="float">
            <text:p>84.4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00288" calcext:value-type="float">
            <text:p>84.6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03208" calcext:value-type="float">
            <text:p>85.1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8488" calcext:value-type="float">
            <text:p>85.4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1336" calcext:value-type="float">
            <text:p>87.6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50168" calcext:value-type="float">
            <text:p>87.4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25784" calcext:value-type="float">
            <text:p>87.4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0064" calcext:value-type="float">
            <text:p>87.3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45824" calcext:value-type="float">
            <text:p>87.7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23904" calcext:value-type="float">
            <text:p>87.6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664" calcext:value-type="float">
            <text:p>87.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31296" calcext:value-type="float">
            <text:p>87.3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73968" calcext:value-type="float">
            <text:p>87.3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8936" calcext:value-type="float">
            <text:p>87.4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41608" calcext:value-type="float">
            <text:p>87.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2332" calcext:value-type="float">
            <text:p>87.5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6616" calcext:value-type="float">
            <text:p>87.9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9352" calcext:value-type="float">
            <text:p>87.7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01272" calcext:value-type="float">
            <text:p>87.9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9184" calcext:value-type="float">
            <text:p>87.9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46992" calcext:value-type="float">
            <text:p>87.9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3256" calcext:value-type="float">
            <text:p>87.7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52504" calcext:value-type="float">
            <text:p>87.8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92128" calcext:value-type="float">
            <text:p>87.8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76888" calcext:value-type="float">
            <text:p>87.8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80648" calcext:value-type="float">
            <text:p>87.4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11712" calcext:value-type="float">
            <text:p>87.6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1984" calcext:value-type="float">
            <text:p>87.5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78696" calcext:value-type="float">
            <text:p>85.5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68256" calcext:value-type="float">
            <text:p>85.8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89664" calcext:value-type="float">
            <text:p>87.9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74424" calcext:value-type="float">
            <text:p>87.9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004" calcext:value-type="float">
            <text:p>87.9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6824" calcext:value-type="float">
            <text:p>88.1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3292" calcext:value-type="float">
            <text:p>88.1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52376" calcext:value-type="float">
            <text:p>88.3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02896" calcext:value-type="float">
            <text:p>88.7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44072" calcext:value-type="float">
            <text:p>87.4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6612" calcext:value-type="float">
            <text:p>87.0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98808" calcext:value-type="float">
            <text:p>87.9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56136" calcext:value-type="float">
            <text:p>87.9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18976" calcext:value-type="float">
            <text:p>87.8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37264" calcext:value-type="float">
            <text:p>87.8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29872" calcext:value-type="float">
            <text:p>88.1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4148" calcext:value-type="float">
            <text:p>88.0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5384" calcext:value-type="float">
            <text:p>88.0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34" calcext:value-type="float">
            <text:p>88.1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46664" calcext:value-type="float">
            <text:p>86.8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76304" calcext:value-type="float">
            <text:p>87.7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8264" calcext:value-type="float">
            <text:p>88.2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34088" calcext:value-type="float">
            <text:p>88.3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99392" calcext:value-type="float">
            <text:p>88.0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4192" calcext:value-type="float">
            <text:p>88.4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5904" calcext:value-type="float">
            <text:p>88.3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51208" calcext:value-type="float">
            <text:p>88.1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7676" calcext:value-type="float">
            <text:p>88.3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158" calcext:value-type="float">
            <text:p>88.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7032" calcext:value-type="float">
            <text:p>88.2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56008" calcext:value-type="float">
            <text:p>88.4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20016" calcext:value-type="float">
            <text:p>88.5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0392" calcext:value-type="float">
            <text:p>88.4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352" calcext:value-type="float">
            <text:p>88.5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5528" calcext:value-type="float">
            <text:p>88.4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8096" calcext:value-type="float">
            <text:p>88.3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63272" calcext:value-type="float">
            <text:p>88.6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3856" calcext:value-type="float">
            <text:p>88.7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16968" calcext:value-type="float">
            <text:p>88.5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3376" calcext:value-type="float">
            <text:p>88.7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48616" calcext:value-type="float">
            <text:p>88.7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0496" calcext:value-type="float">
            <text:p>88.5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11456" calcext:value-type="float">
            <text:p>88.6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79024" calcext:value-type="float">
            <text:p>86.6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9992" calcext:value-type="float">
            <text:p>89.0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72288" calcext:value-type="float">
            <text:p>89.1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9176" calcext:value-type="float">
            <text:p>89.4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01472" calcext:value-type="float">
            <text:p>89.5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31952" calcext:value-type="float">
            <text:p>89.5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8592" calcext:value-type="float">
            <text:p>89.3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95376" calcext:value-type="float">
            <text:p>89.4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44728" calcext:value-type="float">
            <text:p>89.64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4248" calcext:value-type="float">
            <text:p>89.6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0264" calcext:value-type="float">
            <text:p>89.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7884" calcext:value-type="float">
            <text:p>89.7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04392" calcext:value-type="float">
            <text:p>90.0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5248" calcext:value-type="float">
            <text:p>89.9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364" calcext:value-type="float">
            <text:p>90.0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6856" calcext:value-type="float">
            <text:p>89.9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1928" calcext:value-type="float">
            <text:p>90.1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67104" calcext:value-type="float">
            <text:p>90.3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3992" calcext:value-type="float">
            <text:p>90.6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31112" calcext:value-type="float">
            <text:p>90.4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87144" calcext:value-type="float">
            <text:p>90.6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77416" calcext:value-type="float">
            <text:p>90.5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988" calcext:value-type="float">
            <text:p>90.4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3228" calcext:value-type="float">
            <text:p>90.6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5392" calcext:value-type="float">
            <text:p>90.3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0216" calcext:value-type="float">
            <text:p>90.1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1892" calcext:value-type="float">
            <text:p>90.4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08" calcext:value-type="float">
            <text:p>90.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3604" calcext:value-type="float">
            <text:p>90.2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85976" calcext:value-type="float">
            <text:p>90.4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89736" calcext:value-type="float">
            <text:p>90.0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9048" calcext:value-type="float">
            <text:p>89.9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64768" calcext:value-type="float">
            <text:p>89.9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30528" calcext:value-type="float">
            <text:p>90.3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6896" calcext:value-type="float">
            <text:p>90.2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43304" calcext:value-type="float">
            <text:p>90.4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00632" calcext:value-type="float">
            <text:p>90.4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29944" calcext:value-type="float">
            <text:p>90.2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04976" calcext:value-type="float">
            <text:p>90.1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2616" calcext:value-type="float">
            <text:p>90.2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6584" calcext:value-type="float">
            <text:p>90.0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10488" calcext:value-type="float">
            <text:p>90.0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7028" calcext:value-type="float">
            <text:p>89.8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398" calcext:value-type="float">
            <text:p>89.8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076" calcext:value-type="float">
            <text:p>89.9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0968" calcext:value-type="float">
            <text:p>90.0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4836" calcext:value-type="float">
            <text:p>89.7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692" calcext:value-type="float">
            <text:p>89.6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6168" calcext:value-type="float">
            <text:p>89.7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3976" calcext:value-type="float">
            <text:p>89.7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7608" calcext:value-type="float">
            <text:p>89.8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43432" calcext:value-type="float">
            <text:p>89.9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36" calcext:value-type="float">
            <text:p>89.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52576" calcext:value-type="float">
            <text:p>89.9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24432" calcext:value-type="float">
            <text:p>90.3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5184" calcext:value-type="float">
            <text:p>90.2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90904" calcext:value-type="float">
            <text:p>90.2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0048" calcext:value-type="float">
            <text:p>90.3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3888" calcext:value-type="float">
            <text:p>90.5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9296" calcext:value-type="float">
            <text:p>90.3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8232" calcext:value-type="float">
            <text:p>90.2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61592" calcext:value-type="float">
            <text:p>90.4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45768" calcext:value-type="float">
            <text:p>90.3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73784" calcext:value-type="float">
            <text:p>90.4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01216" calcext:value-type="float">
            <text:p>90.5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3136" calcext:value-type="float">
            <text:p>90.6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45056" calcext:value-type="float">
            <text:p>90.7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9584" calcext:value-type="float">
            <text:p>91.1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6576" calcext:value-type="float">
            <text:p>91.4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6136" calcext:value-type="float">
            <text:p>91.7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86432" calcext:value-type="float">
            <text:p>91.0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82216" calcext:value-type="float">
            <text:p>90.8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5848" calcext:value-type="float">
            <text:p>90.9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08352" calcext:value-type="float">
            <text:p>91.2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1024" calcext:value-type="float">
            <text:p>91.2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04592" calcext:value-type="float">
            <text:p>91.6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1728" calcext:value-type="float">
            <text:p>92.3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94152" calcext:value-type="float">
            <text:p>91.8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1336" calcext:value-type="float">
            <text:p>91.4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0784" calcext:value-type="float">
            <text:p>93.1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38448" calcext:value-type="float">
            <text:p>92.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9952" calcext:value-type="float">
            <text:p>92.5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7432" calcext:value-type="float">
            <text:p>91.4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2168" calcext:value-type="float">
            <text:p>92.0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0792" calcext:value-type="float">
            <text:p>91.6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85136" calcext:value-type="float">
            <text:p>91.3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11272" calcext:value-type="float">
            <text:p>91.7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91816" calcext:value-type="float">
            <text:p>91.4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8196" calcext:value-type="float">
            <text:p>91.8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1064" calcext:value-type="float">
            <text:p>91.5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7264" calcext:value-type="float">
            <text:p>91.6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9536" calcext:value-type="float">
            <text:p>92.2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8408" calcext:value-type="float">
            <text:p>92.4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1536" calcext:value-type="float">
            <text:p>92.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66592" calcext:value-type="float">
            <text:p>92.36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3296" calcext:value-type="float">
            <text:p>91.9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20544" calcext:value-type="float">
            <text:p>91.2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7424" calcext:value-type="float">
            <text:p>91.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88568" calcext:value-type="float">
            <text:p>89.8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84352" calcext:value-type="float">
            <text:p>89.6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268" calcext:value-type="float">
            <text:p>90.0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2016" calcext:value-type="float">
            <text:p>89.2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7232" calcext:value-type="float">
            <text:p>89.8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5584" calcext:value-type="float">
            <text:p>89.6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6256" calcext:value-type="float">
            <text:p>89.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7088" calcext:value-type="float">
            <text:p>89.4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7216" calcext:value-type="float">
            <text:p>88.9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5024" calcext:value-type="float">
            <text:p>88.9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02184" calcext:value-type="float">
            <text:p>89.1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04064" calcext:value-type="float">
            <text:p>88.9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108" calcext:value-type="float">
            <text:p>88.6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6216" calcext:value-type="float">
            <text:p>88.5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0808" calcext:value-type="float">
            <text:p>88.7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80976" calcext:value-type="float">
            <text:p>88.5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51664" calcext:value-type="float">
            <text:p>88.7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0724" calcext:value-type="float">
            <text:p>88.4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18008" calcext:value-type="float">
            <text:p>89.2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136" calcext:value-type="float">
            <text:p>90.2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39216" calcext:value-type="float">
            <text:p>89.7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62176" calcext:value-type="float">
            <text:p>90.5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06144" calcext:value-type="float">
            <text:p>90.3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88696" calcext:value-type="float">
            <text:p>89.3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81176" calcext:value-type="float">
            <text:p>90.1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6088" calcext:value-type="float">
            <text:p>89.0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28904" calcext:value-type="float">
            <text:p>89.5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41096" calcext:value-type="float">
            <text:p>89.5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27024" calcext:value-type="float">
            <text:p>89.7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60552" calcext:value-type="float">
            <text:p>89.7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7048" calcext:value-type="float">
            <text:p>89.1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0432" calcext:value-type="float">
            <text:p>88.8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78512" calcext:value-type="float">
            <text:p>88.6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0032" calcext:value-type="float">
            <text:p>89.4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6488" calcext:value-type="float">
            <text:p>88.4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5048" calcext:value-type="float">
            <text:p>88.3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0704" calcext:value-type="float">
            <text:p>88.6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74168" calcext:value-type="float">
            <text:p>88.9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3752" calcext:value-type="float">
            <text:p>88.6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01856" calcext:value-type="float">
            <text:p>88.0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6424" calcext:value-type="float">
            <text:p>87.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03152" calcext:value-type="float">
            <text:p>87.7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81816" calcext:value-type="float">
            <text:p>87.6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4568" calcext:value-type="float">
            <text:p>88.3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6408" calcext:value-type="float">
            <text:p>87.8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21184" calcext:value-type="float">
            <text:p>88.7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7848" calcext:value-type="float">
            <text:p>87.9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87328" calcext:value-type="float">
            <text:p>87.5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15216" calcext:value-type="float">
            <text:p>88.2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48744" calcext:value-type="float">
            <text:p>88.2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25456" calcext:value-type="float">
            <text:p>86.3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6928" calcext:value-type="float">
            <text:p>88.1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10416" calcext:value-type="float">
            <text:p>87.9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82528" calcext:value-type="float">
            <text:p>87.2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3008" calcext:value-type="float">
            <text:p>87.3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27664" calcext:value-type="float">
            <text:p>87.2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10088" calcext:value-type="float">
            <text:p>86.8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132" calcext:value-type="float">
            <text:p>86.7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9608" calcext:value-type="float">
            <text:p>86.7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16896" calcext:value-type="float">
            <text:p>86.4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32136" calcext:value-type="float">
            <text:p>86.4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7844" calcext:value-type="float">
            <text:p>86.5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35768" calcext:value-type="float">
            <text:p>86.5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368" calcext:value-type="float">
            <text:p>86.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77856" calcext:value-type="float">
            <text:p>86.4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39984" calcext:value-type="float">
            <text:p>86.7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3744" calcext:value-type="float">
            <text:p>86.3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94976" calcext:value-type="float">
            <text:p>86.2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60736" calcext:value-type="float">
            <text:p>86.6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442" calcext:value-type="float">
            <text:p>86.9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67416" calcext:value-type="float">
            <text:p>86.7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1504" calcext:value-type="float">
            <text:p>87.4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02696" calcext:value-type="float">
            <text:p>87.1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49584" calcext:value-type="float">
            <text:p>87.3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6028" calcext:value-type="float">
            <text:p>86.0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57104" calcext:value-type="float">
            <text:p>86.5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6508" calcext:value-type="float">
            <text:p>86.3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17608" calcext:value-type="float">
            <text:p>86.0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63912" calcext:value-type="float">
            <text:p>86.1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83496" calcext:value-type="float">
            <text:p>85.8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30968" calcext:value-type="float">
            <text:p>86.2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4832" calcext:value-type="float">
            <text:p>85.9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84664" calcext:value-type="float">
            <text:p>86.0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5924" calcext:value-type="float">
            <text:p>85.3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17152" calcext:value-type="float">
            <text:p>85.4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03664" calcext:value-type="float">
            <text:p>85.7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41536" calcext:value-type="float">
            <text:p>85.4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87384" calcext:value-type="float">
            <text:p>84.9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3856" calcext:value-type="float">
            <text:p>84.9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5152" calcext:value-type="float">
            <text:p>84.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2912" calcext:value-type="float">
            <text:p>81.9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05856" calcext:value-type="float">
            <text:p>81.9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0136" calcext:value-type="float">
            <text:p>81.8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4896" calcext:value-type="float">
            <text:p>81.8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3184" calcext:value-type="float">
            <text:p>81.8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9976" calcext:value-type="float">
            <text:p>81.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3288" calcext:value-type="float">
            <text:p>81.9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4248" calcext:value-type="float">
            <text:p>81.9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1408" calcext:value-type="float">
            <text:p>82.1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21552" calcext:value-type="float">
            <text:p>82.5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33616" calcext:value-type="float">
            <text:p>83.0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82128" calcext:value-type="float">
            <text:p>84.0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94448" calcext:value-type="float">
            <text:p>83.5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68696" calcext:value-type="float">
            <text:p>81.7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99176" calcext:value-type="float">
            <text:p>81.7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356" calcext:value-type="float">
            <text:p>81.8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928" calcext:value-type="float">
            <text:p>81.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2432" calcext:value-type="float">
            <text:p>81.9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2168" calcext:value-type="float">
            <text:p>82.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9968" calcext:value-type="float">
            <text:p>82.0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6336" calcext:value-type="float">
            <text:p>81.9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6072" calcext:value-type="float">
            <text:p>81.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3392" calcext:value-type="float">
            <text:p>82.0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5208" calcext:value-type="float">
            <text:p>82.0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4464" calcext:value-type="float">
            <text:p>82.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5864" calcext:value-type="float">
            <text:p>84.2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8248" calcext:value-type="float">
            <text:p>83.5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9928" calcext:value-type="float">
            <text:p>81.7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0832" calcext:value-type="float">
            <text:p>81.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4416" calcext:value-type="float">
            <text:p>81.8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5376" calcext:value-type="float">
            <text:p>81.8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1096" calcext:value-type="float">
            <text:p>81.9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18048" calcext:value-type="float">
            <text:p>81.9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6608" calcext:value-type="float">
            <text:p>81.8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17464" calcext:value-type="float">
            <text:p>81.8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7088" calcext:value-type="float">
            <text:p>81.8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87568" calcext:value-type="float">
            <text:p>81.8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5104" calcext:value-type="float">
            <text:p>81.9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7596" calcext:value-type="float">
            <text:p>81.9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548" calcext:value-type="float">
            <text:p>81.9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692" calcext:value-type="float">
            <text:p>82.0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0072" calcext:value-type="float">
            <text:p>82.1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0448" calcext:value-type="float">
            <text:p>82.0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264" calcext:value-type="float">
            <text:p>82.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5312" calcext:value-type="float">
            <text:p>82.1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37504" calcext:value-type="float">
            <text:p>82.1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88736" calcext:value-type="float">
            <text:p>82.0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456" calcext:value-type="float">
            <text:p>82.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07608" calcext:value-type="float">
            <text:p>82.2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25896" calcext:value-type="float">
            <text:p>82.2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9528" calcext:value-type="float">
            <text:p>82.3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0656" calcext:value-type="float">
            <text:p>82.2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5884" calcext:value-type="float">
            <text:p>82.1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0008" calcext:value-type="float">
            <text:p>82.3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9632" calcext:value-type="float">
            <text:p>82.3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66688" calcext:value-type="float">
            <text:p>82.4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18504" calcext:value-type="float">
            <text:p>82.5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64224" calcext:value-type="float">
            <text:p>82.5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8232" calcext:value-type="float">
            <text:p>82.6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34912" calcext:value-type="float">
            <text:p>82.7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94" calcext:value-type="float">
            <text:p>82.8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78752" calcext:value-type="float">
            <text:p>82.9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292" calcext:value-type="float">
            <text:p>84.3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07096" calcext:value-type="float">
            <text:p>84.2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416" calcext:value-type="float">
            <text:p>82.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844" calcext:value-type="float">
            <text:p>82.7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65392" calcext:value-type="float">
            <text:p>82.7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20256" calcext:value-type="float">
            <text:p>82.8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87312" calcext:value-type="float">
            <text:p>82.8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45808" calcext:value-type="float">
            <text:p>83.0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6468" calcext:value-type="float">
            <text:p>83.1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9272" calcext:value-type="float">
            <text:p>83.3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1376" calcext:value-type="float">
            <text:p>84.1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08848" calcext:value-type="float">
            <text:p>84.5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38744" calcext:value-type="float">
            <text:p>84.4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02168" calcext:value-type="float">
            <text:p>84.4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35112" calcext:value-type="float">
            <text:p>84.3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3568" calcext:value-type="float">
            <text:p>84.1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248" calcext:value-type="float">
            <text:p>84.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2504" calcext:value-type="float">
            <text:p>84.0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8664" calcext:value-type="float">
            <text:p>83.7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77912" calcext:value-type="float">
            <text:p>83.8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68184" calcext:value-type="float">
            <text:p>83.7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8832" calcext:value-type="float">
            <text:p>83.6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54496" calcext:value-type="float">
            <text:p>82.4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0864" calcext:value-type="float">
            <text:p>82.3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9048" calcext:value-type="float">
            <text:p>82.2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53912" calcext:value-type="float">
            <text:p>82.3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38928" calcext:value-type="float">
            <text:p>81.3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02936" calcext:value-type="float">
            <text:p>81.4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51704" calcext:value-type="float">
            <text:p>81.4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60848" calcext:value-type="float">
            <text:p>81.4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304" calcext:value-type="float">
            <text:p>81.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82184" calcext:value-type="float">
            <text:p>81.4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37048" calcext:value-type="float">
            <text:p>81.5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04104" calcext:value-type="float">
            <text:p>81.6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28488" calcext:value-type="float">
            <text:p>81.6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65064" calcext:value-type="float">
            <text:p>81.6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80304" calcext:value-type="float">
            <text:p>81.6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688" calcext:value-type="float">
            <text:p>81.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80888" calcext:value-type="float">
            <text:p>81.7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29656" calcext:value-type="float">
            <text:p>81.8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404" calcext:value-type="float">
            <text:p>81.8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4624" calcext:value-type="float">
            <text:p>81.9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7672" calcext:value-type="float">
            <text:p>81.9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2536" calcext:value-type="float">
            <text:p>82.0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9592" calcext:value-type="float">
            <text:p>82.0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46648" calcext:value-type="float">
            <text:p>82.1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61888" calcext:value-type="float">
            <text:p>82.1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8932" calcext:value-type="float">
            <text:p>82.1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3328" calcext:value-type="float">
            <text:p>82.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076" calcext:value-type="float">
            <text:p>82.2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2648" calcext:value-type="float">
            <text:p>82.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8672" calcext:value-type="float">
            <text:p>82.3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8192" calcext:value-type="float">
            <text:p>82.3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6856" calcext:value-type="float">
            <text:p>82.2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35624" calcext:value-type="float">
            <text:p>82.3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5728" calcext:value-type="float">
            <text:p>82.4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48984" calcext:value-type="float">
            <text:p>82.5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5184" calcext:value-type="float">
            <text:p>82.6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2272" calcext:value-type="float">
            <text:p>82.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08064" calcext:value-type="float">
            <text:p>82.8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6832" calcext:value-type="float">
            <text:p>82.8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5132" calcext:value-type="float">
            <text:p>82.9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61048" calcext:value-type="float">
            <text:p>83.0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0476" calcext:value-type="float">
            <text:p>83.8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72" calcext:value-type="float">
            <text:p>84.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13192" calcext:value-type="float">
            <text:p>84.2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5488" calcext:value-type="float">
            <text:p>84.2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47304" calcext:value-type="float">
            <text:p>84.3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17992" calcext:value-type="float">
            <text:p>84.5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0872" calcext:value-type="float">
            <text:p>84.7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0328" calcext:value-type="float">
            <text:p>84.9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28304" calcext:value-type="float">
            <text:p>84.7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0016" calcext:value-type="float">
            <text:p>84.7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26424" calcext:value-type="float">
            <text:p>84.9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74608" calcext:value-type="float">
            <text:p>84.8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14232" calcext:value-type="float">
            <text:p>84.9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7552" calcext:value-type="float">
            <text:p>84.8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98992" calcext:value-type="float">
            <text:p>84.8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01456" calcext:value-type="float">
            <text:p>84.8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56904" calcext:value-type="float">
            <text:p>84.9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005672" calcext:value-type="float">
            <text:p>85.0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06968" calcext:value-type="float">
            <text:p>84.7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74024" calcext:value-type="float">
            <text:p>84.7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1916" calcext:value-type="float">
            <text:p>84.7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94192" calcext:value-type="float">
            <text:p>84.5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71688" calcext:value-type="float">
            <text:p>84.3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62544" calcext:value-type="float">
            <text:p>84.3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25968" calcext:value-type="float">
            <text:p>84.3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57032" calcext:value-type="float">
            <text:p>84.4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58912" calcext:value-type="float">
            <text:p>84.2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11312" calcext:value-type="float">
            <text:p>84.4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63712" calcext:value-type="float">
            <text:p>84.5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72272" calcext:value-type="float">
            <text:p>84.4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4152" calcext:value-type="float">
            <text:p>84.2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98536" calcext:value-type="float">
            <text:p>84.2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4904" calcext:value-type="float">
            <text:p>84.1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65008" calcext:value-type="float">
            <text:p>84.2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3464" calcext:value-type="float">
            <text:p>84.1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00416" calcext:value-type="float">
            <text:p>84.1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59624" calcext:value-type="float">
            <text:p>83.8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12024" calcext:value-type="float">
            <text:p>84.0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69352" calcext:value-type="float">
            <text:p>83.9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15784" calcext:value-type="float">
            <text:p>83.6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55408" calcext:value-type="float">
            <text:p>83.6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61504" calcext:value-type="float">
            <text:p>83.6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3592" calcext:value-type="float">
            <text:p>83.6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6092" calcext:value-type="float">
            <text:p>83.5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6432" calcext:value-type="float">
            <text:p>83.4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54824" calcext:value-type="float">
            <text:p>83.5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568" calcext:value-type="float">
            <text:p>83.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00544" calcext:value-type="float">
            <text:p>83.6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16368" calcext:value-type="float">
            <text:p>83.7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962" calcext:value-type="float">
            <text:p>83.8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51064" calcext:value-type="float">
            <text:p>83.9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36992" calcext:value-type="float">
            <text:p>84.1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41792" calcext:value-type="float">
            <text:p>84.4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25384" calcext:value-type="float">
            <text:p>84.2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9664" calcext:value-type="float">
            <text:p>84.1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6032" calcext:value-type="float">
            <text:p>84.0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98764" calcext:value-type="float">
            <text:p>83.9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44384" calcext:value-type="float">
            <text:p>83.8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7428" calcext:value-type="float">
            <text:p>83.7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22464" calcext:value-type="float">
            <text:p>83.7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3384" calcext:value-type="float">
            <text:p>83.4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06056" calcext:value-type="float">
            <text:p>83.5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42632" calcext:value-type="float">
            <text:p>83.5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49312" calcext:value-type="float">
            <text:p>83.6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24088" calcext:value-type="float">
            <text:p>83.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7512" calcext:value-type="float">
            <text:p>82.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50736" calcext:value-type="float">
            <text:p>82.8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77" calcext:value-type="float">
            <text:p>82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984" calcext:value-type="float">
            <text:p>82.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3056" calcext:value-type="float">
            <text:p>82.3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83808" calcext:value-type="float">
            <text:p>82.2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73496" calcext:value-type="float">
            <text:p>82.0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02096" calcext:value-type="float">
            <text:p>82.3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56376" calcext:value-type="float">
            <text:p>82.2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66104" calcext:value-type="float">
            <text:p>82.3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88024" calcext:value-type="float">
            <text:p>82.4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43472" calcext:value-type="float">
            <text:p>82.6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9412" calcext:value-type="float">
            <text:p>82.4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90488" calcext:value-type="float">
            <text:p>82.3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33744" calcext:value-type="float">
            <text:p>82.5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34328" calcext:value-type="float">
            <text:p>82.6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94704" calcext:value-type="float">
            <text:p>82.5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2304" calcext:value-type="float">
            <text:p>82.4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0928" calcext:value-type="float">
            <text:p>82.1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16168" calcext:value-type="float">
            <text:p>82.1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198" calcext:value-type="float">
            <text:p>82.2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74664" calcext:value-type="float">
            <text:p>82.2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98464" calcext:value-type="float">
            <text:p>82.1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44184" calcext:value-type="float">
            <text:p>82.2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59808" calcext:value-type="float">
            <text:p>80.7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6928" calcext:value-type="float">
            <text:p>80.5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7096" calcext:value-type="float">
            <text:p>80.3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09872" calcext:value-type="float">
            <text:p>80.5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43984" calcext:value-type="float">
            <text:p>80.6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8244" calcext:value-type="float">
            <text:p>80.4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9976" calcext:value-type="float">
            <text:p>80.5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6176" calcext:value-type="float">
            <text:p>80.6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38472" calcext:value-type="float">
            <text:p>80.7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9056" calcext:value-type="float">
            <text:p>80.8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8096" calcext:value-type="float">
            <text:p>80.7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60976" calcext:value-type="float">
            <text:p>80.9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1396" calcext:value-type="float">
            <text:p>81.2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49952" calcext:value-type="float">
            <text:p>81.1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08448" calcext:value-type="float">
            <text:p>81.3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7696" calcext:value-type="float">
            <text:p>81.3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57972" calcext:value-type="float">
            <text:p>81.5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8216" calcext:value-type="float">
            <text:p>81.7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0164" calcext:value-type="float">
            <text:p>81.7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0784" calcext:value-type="float">
            <text:p>81.7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82056" calcext:value-type="float">
            <text:p>81.9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2952" calcext:value-type="float">
            <text:p>82.2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1-02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84008" calcext:value-type="float">
            <text:p>83.8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95872" calcext:value-type="float">
            <text:p>82.7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836" calcext:value-type="float">
            <text:p>82.1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77128" calcext:value-type="float">
            <text:p>82.1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07024" calcext:value-type="float">
            <text:p>82.1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33872" calcext:value-type="float">
            <text:p>82.0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4144" calcext:value-type="float">
            <text:p>81.9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47944" calcext:value-type="float">
            <text:p>81.8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50992" calcext:value-type="float">
            <text:p>81.8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51576" calcext:value-type="float">
            <text:p>81.9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91784" calcext:value-type="float">
            <text:p>82.0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68824" calcext:value-type="float">
            <text:p>81.2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72456" calcext:value-type="float">
            <text:p>81.3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3752" calcext:value-type="float">
            <text:p>81.0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47488" calcext:value-type="float">
            <text:p>81.2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25968" calcext:value-type="float">
            <text:p>81.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51832" calcext:value-type="float">
            <text:p>80.9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6008" calcext:value-type="float">
            <text:p>80.8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74464" calcext:value-type="float">
            <text:p>80.6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458056" calcext:value-type="float">
            <text:p>80.4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7848" calcext:value-type="float">
            <text:p>80.3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54424" calcext:value-type="float">
            <text:p>80.3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86784" calcext:value-type="float">
            <text:p>80.1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74008" calcext:value-type="float">
            <text:p>80.0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32504" calcext:value-type="float">
            <text:p>80.2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930752" calcext:value-type="float">
            <text:p>79.9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3008" calcext:value-type="float">
            <text:p>79.6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3756" calcext:value-type="float">
            <text:p>79.5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6288" calcext:value-type="float">
            <text:p>79.2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324" calcext:value-type="float">
            <text:p>79.2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20568" calcext:value-type="float">
            <text:p>79.2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988" calcext:value-type="float">
            <text:p>79.0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0528" calcext:value-type="float">
            <text:p>78.9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4664" calcext:value-type="float">
            <text:p>78.4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61616" calcext:value-type="float">
            <text:p>78.4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25624" calcext:value-type="float">
            <text:p>78.5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2316" calcext:value-type="float">
            <text:p>78.6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48128" calcext:value-type="float">
            <text:p>78.7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3096" calcext:value-type="float">
            <text:p>78.8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29128" calcext:value-type="float">
            <text:p>79.1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7416" calcext:value-type="float">
            <text:p>79.1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8648" calcext:value-type="float">
            <text:p>79.0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70632" calcext:value-type="float">
            <text:p>78.9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22448" calcext:value-type="float">
            <text:p>79.0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7688" calcext:value-type="float">
            <text:p>79.0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0736" calcext:value-type="float">
            <text:p>79.0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228" calcext:value-type="float">
            <text:p>79.2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76016" calcext:value-type="float">
            <text:p>79.3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60192" calcext:value-type="float">
            <text:p>79.2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91256" calcext:value-type="float">
            <text:p>79.3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9" calcext:value-type="float">
            <text:p>7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95472" calcext:value-type="float">
            <text:p>79.5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1944" calcext:value-type="float">
            <text:p>79.5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71088" calcext:value-type="float">
            <text:p>79.5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8792" calcext:value-type="float">
            <text:p>79.4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27832" calcext:value-type="float">
            <text:p>79.4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1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9168" calcext:value-type="float">
            <text:p>79.4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70504" calcext:value-type="float">
            <text:p>79.4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52216" calcext:value-type="float">
            <text:p>79.4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64992" calcext:value-type="float">
            <text:p>79.5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184" calcext:value-type="float">
            <text:p>79.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9288" calcext:value-type="float">
            <text:p>80.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6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1376" calcext:value-type="float">
            <text:p>79.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83424" calcext:value-type="float">
            <text:p>83.7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1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200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251105</text:p>
          </table:table-cell>
          <table:table-cell office:value-type="string" calcext:value-type="string">
            <text:p>198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80" meta:object-count="0"/>
    <meta:user-defined meta:name="AppVersion">3.0</meta:user-defined>
  </office:meta>
</office:document-meta>
</file>